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53mm" fo:break-before="auto" style:use-optimal-row-height="true"/>
    </style:style>
    <style:style style:name="ro3" style:family="table-row">
      <style:table-row-properties style:row-height="41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transparen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e3436" style:font-name="times new roman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 style:font-name-complex="Consolas"/>
    </style:style>
    <style:style style:name="T3" style:family="text">
      <style:text-properties style:font-style-complex="normal" style:font-name="Courier New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font-size="11pt"/>
    </style:style>
    <style:style style:name="T4" style:family="text">
      <style:text-properties style:font-style-complex="normal" style:font-name="Courier New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fo:font-size="10.5pt" style:font-size-asian="10.5pt" style:font-size-complex="10.5pt"/>
    </style:style>
    <style:style style:name="T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4" table:default-cell-style-name="ce11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Autor 10</text:p>
          </table:table-cell>
          <table:table-cell table:style-name="ce1" office:value-type="string" calcext:value-type="string">
            <text:p>Autor 11</text:p>
          </table:table-cell>
          <table:table-cell table:style-name="ce1" office:value-type="string" calcext:value-type="string">
            <text:p>Autor 12</text:p>
          </table:table-cell>
          <table:table-cell table:style-name="ce1" office:value-type="string" calcext:value-type="string">
            <text:p>Autor 13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UITH, Gabriel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Seminário Internacional de Educação "Paulo Freire e o Ensino Superior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BUQUERQUE, Ana Cristina de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Encontro Nacional de Estudos da Imagem e II Encontro Internacional de Estudos da Image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BUQUERQUE, Ana Cristina de 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MEIDA, Luís Fernando Magnanini de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MARAL, Daniel Capaldo</text:p>
          </table:table-cell>
          <table:table-cell table:number-columns-repeated="9"/>
          <table:table-cell office:value-type="string" calcext:value-type="string">
            <text:p>Encontro Nacional de Engenharia de Produção (ENEGEP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Luís Fernando Magnanini de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MARAL, Daniel Capaldo</text:p>
          </table:table-cell>
          <table:table-cell table:number-columns-repeated="10"/>
          <table:table-cell office:value-type="string" calcext:value-type="string">
            <text:p>SIMPÓSIO DE ENGENHARIA DE PRODU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MEIDA, Luís Fernando Magnanini de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TOLEDO, José Carlos de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JUGEND, Daniel</text:p>
          </table:table-cell>
          <table:table-cell table:number-columns-repeated="8"/>
          <table:table-cell office:value-type="string" calcext:value-type="string">
            <text:p>Congresso da Associação Latino-Iberoamericana de Gestão de Tecnologia (ALTE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VES, Rachel Cristina Vesu 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GONÇALEZ, Paula Regina Ventura Amorim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7"/>
          <table:table-cell office:value-type="string" calcext:value-type="string">
            <text:p>International Conference on Dublin Core &amp; Metadata Application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0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MARAL, Roniberto Morato do </text:p>
          </table:table-cell>
          <table:table-cell office:value-type="string" calcext:value-type="string">
            <text:p>BRITO, Aline Grasiele Cardoso de</text:p>
          </table:table-cell>
          <table:table-cell office:value-type="string" calcext:value-type="string">
            <text:p>CALABREZ, Ana Paula Aparecida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MARAL, Roniberto Morato do</text:p>
          </table:table-cell>
          <table:table-cell office:value-type="string" calcext:value-type="string">
            <text:p><text:s/>PUERTA, Adriana Aparecid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MARAL, Roniberto Morato do </text:p>
          </table:table-cell>
          <table:table-cell office:value-type="string" calcext:value-type="string">
            <text:p>ROCHA, Karin Gomes da Silva</text:p>
          </table:table-cell>
          <table:table-cell office:value-type="string" calcext:value-type="string">
            <text:p>BRITO, Aline Grasiele Cardoso de</text:p>
          </table:table-cell>
          <table:table-cell office:value-type="string" calcext:value-type="string">
            <text:p>QUONIAM, Luc</text:p>
          </table:table-cell>
          <table:table-cell office:value-type="string" calcext:value-type="string">
            <text:p>FARIA, Leandro Innocentini Lopes de</text:p>
          </table:table-cell>
          <table:table-cell table:number-columns-repeated="8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OCHIO, Marcela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Simpósio Nacional de Tecnologia e Socieda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NZI JÚNIOR, Ailton Luiz </text:p>
          </table:table-cell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VEZZONI, Guilherm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DUARTE, Alexandre de Castro Moura</text:p>
          </table:table-cell>
          <table:table-cell table:number-columns-repeated="8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NZI JÚNIOR, Ailton Luiz </text:p>
          </table:table-cell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VEZZONI, Guilherm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DUARTE, Alexandre de Castro Moura</text:p>
          </table:table-cell>
          <table:table-cell table:number-columns-repeated="8"/>
          <table:table-cell office:value-type="string" calcext:value-type="string">
            <text:p>Encontro Nacional de Engenharia de Produção (ENEGEP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ACAT, Alyssa Cecilia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eminário Brasileiro de Ciência,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RANCA, Andressa de Almeida</text:p>
          </table:table-cell>
          <table:table-cell table:number-columns-repeated="9"/>
          <table:table-cell office:value-type="string" calcext:value-type="string">
            <text:p>Conferência do Desenvolvimento (COD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CHADO, Andréa Carl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ALMEIDA, Maria Amelia</text:p>
          </table:table-cell>
          <table:table-cell table:number-columns-repeated="8"/>
          <table:table-cell office:value-type="string" calcext:value-type="string">
            <text:p>Biennial at ISATT Confer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Encontro Brasileiro de Bibliometria e Cientometr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gresso Brasileiro de Educação Especial (CBE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RBEL, Danilo Brancalhão 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eminário Brasileiro de Ciência,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ERBEL, Danilo Brancalhão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RNARDINO, Mayara Cristina 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Conferência sobre tecnologia, cultura e memória: estratégias para preservação e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T, Ana Carolina Gonçalves 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ANCO, Emilena Josimari Lorenzon 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SILVA, Marco Donizete Paulino da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table:number-columns-repeated="8"/>
          <table:table-cell office:value-type="string" calcext:value-type="string">
            <text:p>International ISKO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INOTTO, Cibele Correia Semeão </text:p>
          </table:table-cell>
          <table:table-cell office:value-type="string" calcext:value-type="string">
            <text:p>OGATA, Márcia Niituma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Simpósio Nacional de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BRACCIALI, Marcia Regina Pires</text:p>
          </table:table-cell>
          <table:table-cell office:value-type="string" calcext:value-type="string">
            <text:p>OLIVEIRA, Emerson Chaves de</text:p>
          </table:table-cell>
          <table:table-cell office:value-type="string" calcext:value-type="string">
            <text:p>KALAPALO, Jeika</text:p>
          </table:table-cell>
          <table:table-cell office:value-type="string" calcext:value-type="string">
            <text:p>BUTSE, Gedeão Tewate</text:p>
          </table:table-cell>
          <table:table-cell office:value-type="string" calcext:value-type="string">
            <text:p>CARON, Monica Filomena</text:p>
          </table:table-cell>
          <table:table-cell office:value-type="string" calcext:value-type="string">
            <text:p>FERNANDES, Hylio Laganá</text:p>
          </table:table-cell>
          <table:table-cell office:value-type="string" calcext:value-type="string">
            <text:p>FERRAZ, Maria Cristina Comunian</text:p>
          </table:table-cell>
          <table:table-cell table:number-columns-repeated="6"/>
          <table:table-cell office:value-type="string" calcext:value-type="string">
            <text:p>Simpósio Linguagens e Identidades da/na Amazônia Sul-Ocidental/ e Colóquio Internacional 'As Amazônias, as Áfricas e as Áfricas na Pan-Amazônia'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BURIN NETO, Fábio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BARBALHO, Sanderson César Macedo</text:p>
          </table:table-cell>
          <table:table-cell office:value-type="string" calcext:value-type="string">
            <text:p>SILVA, Sergio Luis da</text:p>
          </table:table-cell>
          <table:table-cell table:number-columns-repeated="9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RDOSO, Martha Regina BortolatoI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Congresso de Pesquisa e Ensino em Transportes (ANPET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RLOS, Kamilla Vinha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OS, Kamilla Vinha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CARVALHO NETO, Gil Ramos de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Seminário Ecologia Política e Direito na América Latin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CARVALHO NETO, Gil Ramos de 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Congresso Nacional de Meio Ambiente de Poços de Cald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Sandra Vieir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ANCHETTI, Lucas Faccioni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LEIVA, Daniel Rodrigo</text:p>
          </table:table-cell>
          <table:table-cell office:value-type="string" calcext:value-type="string">
            <text:p>ISHIKAWA, Tomaz</text:p>
          </table:table-cell>
          <table:table-cell office:value-type="string" calcext:value-type="string">
            <text:p>FARIA, Leandro Innocentini Lopes de</text:p>
          </table:table-cell>
          <table:table-cell table:number-columns-repeated="8"/>
          <table:table-cell office:value-type="string" calcext:value-type="string">
            <text:p>Encontro Brasileiro de Bibliometria e Cientometr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ELHO, Márci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gresso Latinoamericano de Filosofia da Educ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NCEIÇÃO JÚNIOR, Joel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Simpósio de Administração da Produção, Logística e Operações Internacionais (SIMPOI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NFORTO, Edivandro Carlos <text:s/>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ALMEIDA, Luís Fernando Magnanini d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UM, Fabian Ariel</text:p>
          </table:table-cell>
          <table:table-cell office:value-type="string" calcext:value-type="string">
            <text:p>PEREIRA, Raoni Henrique de Faria</text:p>
          </table:table-cell>
          <table:table-cell office:value-type="string" calcext:value-type="string">
            <text:p>SOARES, Luiza Grisolia Oliveira Netto</text:p>
          </table:table-cell>
          <table:table-cell table:number-columns-repeated="6"/>
          <table:table-cell office:value-type="string" calcext:value-type="string">
            <text:p>International Product Development Management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NFORTO, Edivandro Carlos 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table:number-columns-repeated="10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RSATTO, Cássia Aparecida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RSATTO, Cássia Aparecida <text:s/>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ESOCITE/4S Annual Meeting in Buenos Ai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TA, Jesuina Aparecida da</text:p>
          </table:table-cell>
          <table:table-cell office:value-type="string" calcext:value-type="string">
            <text:p>PERINI, Rinaldo</text:p>
          </table:table-cell>
          <table:table-cell office:value-type="string" calcext:value-type="string">
            <text:p>AMARAL, Roniberto Morato do</text:p>
          </table:table-cell>
          <table:table-cell table:number-columns-repeated="10"/>
          <table:table-cell office:value-type="string" calcext:value-type="string">
            <text:p>Congresso e Mostra Internacionais SAE BRASIL de Tecnologia da Mobilida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STA, Luzia Sigoli Fernandes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STA, Luzia Sigoli Fernandes</text:p>
          </table:table-cell>
          <table:table-cell table:number-columns-repeated="12"/>
          <table:table-cell office:value-type="string" calcext:value-type="string">
            <text:p>Seminário Nacional de Documentação do Patrimônio Arquitetônico com o uso das tecnologias digitai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STA, Luzia Sigoli Fernandes </text:p>
          </table:table-cell>
          <table:table-cell table:number-columns-repeated="12"/>
          <table:table-cell office:value-type="string" calcext:value-type="string">
            <text:p>Congresso da Sociedade Iberoamericana de Gráfica Digit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TA, Luzia Sigoli Fernandes</text:p>
          </table:table-cell>
          <table:table-cell table:number-columns-repeated="12"/>
          <table:table-cell office:value-type="string" calcext:value-type="string">
            <text:p>Seminário Nacional de Documentação do Patrimônio Arquitetônico com o uso das tecnologias digitai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UNHA, Gabriela Aparecida da </text:p>
          </table:table-cell>
          <table:table-cell office:value-type="string" calcext:value-type="string">
            <text:p>CASTRO, Fabiano Ferreira de</text:p>
          </table:table-cell>
          <table:table-cell table:number-columns-repeated="11"/>
          <table:table-cell office:value-type="string" calcext:value-type="string">
            <text:p>Encontro Regional dos Estudantes de Biblioteconomia, Documentação, Ciência e Gestão da Informação (EREBD SUL SE CO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TARTAROTTI, Roberta Cristina Dal' Evedove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L' EVEDOVE, Paula Regina</text:p>
          </table:table-cell>
          <table:table-cell table:number-columns-repeated="1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URAN, Maria Raquel Cruz 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eminário Brasileiro de Ciência,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URAN, Maria Raquel Cruz 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Reunião de Antropologia do Mercosu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DER, Samuel 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CONFORTO, Edivandro Carlos</text:p>
          </table:table-cell>
          <table:table-cell table:number-columns-repeated="9"/>
          <table:table-cell office:value-type="string" calcext:value-type="string">
            <text:p>Encontro Nacional de Engenharia de Produção (ENEGEP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DER, Samuel 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SCHNETZLER, Juliana Pereira</text:p>
          </table:table-cell>
          <table:table-cell table:number-columns-repeated="8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CRIVÃO, Giovan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European Conference on Knowledge Management (ECKM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CRIVÃO, Giovan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Encontro Nacional de Engenharia de Produção (ENEGEP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FERNANDES, Hylio Laganá</text:p>
          </table:table-cell>
          <table:table-cell office:value-type="string" calcext:value-type="string">
            <text:p>MANDOWSKY, Denise</text:p>
          </table:table-cell>
          <table:table-cell office:value-type="string" calcext:value-type="string">
            <text:p>OLIVEIRA, Dulciana Garrido</text:p>
          </table:table-cell>
          <table:table-cell office:value-type="string" calcext:value-type="string">
            <text:p>NHAMBIQUARA, Duino Rikbaktsa</text:p>
          </table:table-cell>
          <table:table-cell office:value-type="string" calcext:value-type="string">
            <text:p>OLIVEIRA, Emerson Chaves de</text:p>
          </table:table-cell>
          <table:table-cell office:value-type="string" calcext:value-type="string">
            <text:p>BUTSE, Gedeão Tewate</text:p>
          </table:table-cell>
          <table:table-cell office:value-type="string" calcext:value-type="string">
            <text:p>KALAPALO, Jeika</text:p>
          </table:table-cell>
          <table:table-cell office:value-type="string" calcext:value-type="string">
            <text:p>MARINHO, Jesus</text:p>
          </table:table-cell>
          <table:table-cell office:value-type="string" calcext:value-type="string">
            <text:p>ROBRI, José</text:p>
          </table:table-cell>
          <table:table-cell office:value-type="string" calcext:value-type="string">
            <text:p>BOROPONEPÁ, Marilene</text:p>
          </table:table-cell>
          <table:table-cell office:value-type="string" calcext:value-type="string">
            <text:p>BRACCIALI, Marcia Regina Pires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CARON, Monica Filomena</text:p>
          </table:table-cell>
          <table:table-cell office:value-type="string" calcext:value-type="string">
            <text:p>Congreso Iberoamericano de Extensión Universitar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<text:span text:style-name="T1">FERRARI, </text:span><text:span text:style-name="T2">Maira Miller</text:span><text:span text:style-name="T1"> </text:span></text:p>
          </table:table-cell>
          <table:table-cell office:value-type="string" calcext:value-type="string">
            <text:p>FERRAZ, Maria Cristina Comunian</text:p>
          </table:table-cell>
          <table:table-cell table:number-columns-repeated="11"/>
          <table:table-cell office:value-type="string" calcext:value-type="string">
            <text:p>Encontro Internacional de Ciências Soci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ERREIRA, Suelen Camilo 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Congresso Ibero-Americano de Bibliotecas Escola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IORONI, Joyce 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ORMENTON, Danilo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CONFERENCIA INTERNACIONAL BIREDIAL-IST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RANCA, Andressa de Almeid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International Public Communication of Science and Technology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REITAS, Lidiane Marques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ALBUQUERQUE, Ana Cristina de</text:p>
          </table:table-cell>
          <table:table-cell table:number-columns-repeated="10"/>
          <table:table-cell office:value-type="string" calcext:value-type="string">
            <text:p>Seminário Científico Arquivologia e Bibliotecono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 </text:p>
          </table:table-cell>
          <table:table-cell office:value-type="string" calcext:value-type="string">
            <text:p>REDÍGOLO, Franciele Marques</text:p>
          </table:table-cell>
          <table:table-cell office:value-type="string" calcext:value-type="string">
            <text:p>MARTINHO, Noemi Oliveira</text:p>
          </table:table-cell>
          <table:table-cell office:value-type="string" calcext:value-type="string">
            <text:p>DAL' EVEDOVE, Paula Regina</text:p>
          </table:table-cell>
          <table:table-cell table:number-columns-repeated="9"/>
          <table:table-cell office:value-type="string" calcext:value-type="string">
            <text:p>International Conference on Qualitative and Quantitative Methods in Libra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ALMEIDA, Bianca Miranda de</text:p>
          </table:table-cell>
          <table:table-cell table:number-columns-repeated="11"/>
          <table:table-cell office:value-type="string" calcext:value-type="string">
            <text:p>CONFERENCIA INTERNACIONAL BIREDIAL-IST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SILVA-JEREZ, Nelson Sebastian</text:p>
          </table:table-cell>
          <table:table-cell table:number-columns-repeated="11"/>
          <table:table-cell office:value-type="string" calcext:value-type="string">
            <text:p>ISIC, the Information Behaviour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IGANTE, Luciara Cid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10"/>
          <table:table-cell office:value-type="string" calcext:value-type="string">
            <text:p>Simpósio Nacional de Ciência, Tecnologia e Socieda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IGANTE, Luciara Cid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LORIA, Marcelo Guimarães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SILVA, Sergio Luis da</text:p>
          </table:table-cell>
          <table:table-cell table:number-columns-repeated="10"/>
          <table:table-cell office:value-type="string" calcext:value-type="string">
            <text:p>Encontro Nacional de Engenharia de Produção (ENEGEP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ONÇALVES, Pâmella Benevides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ACIOSO, Luciana de Souza </text:p>
          </table:table-cell>
          <table:table-cell office:value-type="string" calcext:value-type="string">
            <text:p>ZAFALON, Zaira Regina</text:p>
          </table:table-cell>
          <table:table-cell office:value-type="string" calcext:value-type="string">
            <text:p>BOCCATO, Vera Regina Casari</text:p>
          </table:table-cell>
          <table:table-cell office:value-type="string" calcext:value-type="string">
            <text:p>GASPAR, Nádea Regina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HOFFMANN, Wanda Aparecida Machado </text:p>
          </table:table-cell>
          <table:table-cell office:value-type="string" calcext:value-type="string">
            <text:p>FARIA, Leandro Innocentini Lopes de</text:p>
          </table:table-cell>
          <table:table-cell table:number-columns-repeated="6"/>
          <table:table-cell office:value-type="string" calcext:value-type="string">
            <text:p>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ALVES, Ariovaldo</text:p>
          </table:table-cell>
          <table:table-cell office:value-type="string" calcext:value-type="string">
            <text:p>FERREIRA, Carlos Eduardo Barbosa</text:p>
          </table:table-cell>
          <table:table-cell office:value-type="string" calcext:value-type="string">
            <text:p>NASCIMENTO, Débora</text:p>
          </table:table-cell>
          <table:table-cell office:value-type="string" calcext:value-type="string">
            <text:p>ANGELON, Elisabete Maria</text:p>
          </table:table-cell>
          <table:table-cell office:value-type="string" calcext:value-type="string">
            <text:p>CASTRO, Tainara Toriká Kiri de</text:p>
          </table:table-cell>
          <table:table-cell office:value-type="string" calcext:value-type="string">
            <text:p>REDONDO, Suelen</text:p>
          </table:table-cell>
          <table:table-cell table:number-columns-repeated="6"/>
          <table:table-cell office:value-type="string" calcext:value-type="string">
            <text:p>Congresso Ibero-Americano de Bibliotecas Escola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BERNARDINO, Mayara Cristina</text:p>
          </table:table-cell>
          <table:table-cell office:value-type="string" calcext:value-type="string">
            <text:p>SIMOES, Maria da Graça Melo</text:p>
          </table:table-cell>
          <table:table-cell office:value-type="string" calcext:value-type="string">
            <text:p>COSTA, Luzia Sigoli Fernandes</text:p>
          </table:table-cell>
          <table:table-cell table:number-columns-repeated="9"/>
          <table:table-cell table:style-name="ce16"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SILVEIRA, Letícia Reis d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BERNARDINO, Mayara Cristina</text:p>
          </table:table-cell>
          <table:table-cell office:value-type="string" calcext:value-type="string">
            <text:p>SIMOES, Maria da Graça Melo</text:p>
          </table:table-cell>
          <table:table-cell office:value-type="string" calcext:value-type="string">
            <text:p>COSTA, Luzia Sigoli Fernand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4" office:value-type="string" calcext:value-type="string">
            <text:p>GRACIOSO, Luciana de Souza</text:p>
          </table:table-cell>
          <table:table-cell office:value-type="string" calcext:value-type="string">
            <text:p>ZAFALON, Zaira Regina</text:p>
          </table:table-cell>
          <table:table-cell office:value-type="string" calcext:value-type="string">
            <text:p>BOCCATO, Vera Regina Casari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FARIA, Leandro Innocentini Lopes de</text:p>
          </table:table-cell>
          <table:table-cell table:number-columns-repeated="7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 </text:p>
          </table:table-cell>
          <table:table-cell table:number-columns-repeated="12"/>
          <table:table-cell office:value-type="string" calcext:value-type="string">
            <text:p>Knowledge Generation, Comunication and Managemen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 </text:p>
          </table:table-cell>
          <table:table-cell table:number-columns-repeated="12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12"/>
          <table:table-cell office:value-type="string" calcext:value-type="string">
            <text:p>Seminário Nacional de Documentação do Patrimônio Arquitetônico com o uso das tecnologias digitai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Vera Aparecida Lui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12"/>
          <table:table-cell office:value-type="string" calcext:value-type="string">
            <text:p>Seminário de Epistemologia e Teorias da Educ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EBLING, Milene Cristina</text:p>
          </table:table-cell>
          <table:table-cell office:value-type="string" calcext:value-type="string">
            <text:p>HAYASHI, Carlos Roberto Massao</text:p>
          </table:table-cell>
          <table:table-cell table:number-columns-repeated="11"/>
          <table:table-cell office:value-type="string" calcext:value-type="string">
            <text:p>Congresso Luso-Brasileiro de História da Educação (Colubh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EBLING, Milene Cristina</text:p>
          </table:table-cell>
          <table:table-cell office:value-type="string" calcext:value-type="string">
            <text:p>HAYASHI, Carlos Roberto Massao</text:p>
          </table:table-cell>
          <table:table-cell table:number-columns-repeated="11"/>
          <table:table-cell office:value-type="string" calcext:value-type="string">
            <text:p>Congresso Luso-Brasileiro de História da Educação (Colubh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EBLING, Milene Cristina </text:p>
          </table:table-cell>
          <table:table-cell office:value-type="string" calcext:value-type="string">
            <text:p>HAYASHI, Carlos Roberto Massao</text:p>
          </table:table-cell>
          <table:table-cell table:number-columns-repeated="11"/>
          <table:table-cell office:value-type="string" calcext:value-type="string">
            <text:p>Encontro Iberoamericano de Educ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OFFMANN, Wanda Aparecida Machado <text:s/></text:p>
          </table:table-cell>
          <table:table-cell office:value-type="string" calcext:value-type="string">
            <text:p>ZABOTTO, Cristina Nardin</text:p>
          </table:table-cell>
          <table:table-cell office:value-type="string" calcext:value-type="string">
            <text:p>BENZE, Benedito Galvão</text:p>
          </table:table-cell>
          <table:table-cell table:number-columns-repeated="10"/>
          <table:table-cell office:value-type="string" calcext:value-type="string">
            <text:p>Congresso Latino Americano de Opinão Pública da WAPO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ÃO, Aline Cristina d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PRADO, Ana Mara Marques da Cunha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UGEND, Daniel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LMEIDA, Luís Fernando Magnanini de</text:p>
          </table:table-cell>
          <table:table-cell table:number-columns-repeated="10"/>
          <table:table-cell office:value-type="string" calcext:value-type="string">
            <text:p>Congreso Latino-Iberoamericano de géstion tecnologica - ALTE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OPRIME, Pedro Carlos </text:p>
          </table:table-cell>
          <table:table-cell table:number-columns-repeated="10"/>
          <table:table-cell office:value-type="string" calcext:value-type="string">
            <text:p>Simpósio de Administração da Produção, Logística e Operações Internacionais (SIMPOI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UGEND, Daniel <text:s/>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UGEND, Daniel <text:s/>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Clute Institute International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LEONI, Juliene Navas</text:p>
          </table:table-cell>
          <table:table-cell table:number-columns-repeated="9"/>
          <table:table-cell office:value-type="string" calcext:value-type="string">
            <text:p>International CINet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table:number-columns-repeated="10"/>
          <table:table-cell office:value-type="string" calcext:value-type="string">
            <text:p>Congresso da Associação Latino-Iberoamericana de Gestão de Tecnolog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Congresso da Associação Latino-Iberoamericana de Gestão de Tecnolog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OBAYASHI, Elizabete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0"/>
          <table:table-cell office:value-type="string" calcext:value-type="string">
            <text:p>Encontro Anual da ANPOC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LEITE, Ana Cláudia de Oliveira</text:p>
          </table:table-cell>
          <table:table-cell office:value-type="string" calcext:value-type="string">
            <text:p>FERRAZ, Maria Cristina Comunian</text:p>
          </table:table-cell>
          <table:table-cell table:number-columns-repeated="11"/>
          <table:table-cell office:value-type="string" calcext:value-type="string">
            <text:p>Seminário do Programa de Pós-graduação em Sociologia da 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EITE, André Luís Castelo Branco 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International Congress on the Science and Technology of Ironmak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EONI, Juliene Navas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SILVA, Mila Gibran</text:p>
          </table:table-cell>
          <table:table-cell table:style-name="ce13" office:value-type="string" calcext:value-type="string">
            <text:p>SILVA, Sergio Luis da</text:p>
          </table:table-cell>
          <table:table-cell table:number-columns-repeated="8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5" office:value-type="string" calcext:value-type="string">
            <text:p><text:span text:style-name="T3">LIBARDI</text:span><text:span text:style-name="T4">, </text:span><text:span text:style-name="T5">Paulo Roberto</text:span></text:p>
          </table:table-cell>
          <table:table-cell office:value-type="string" calcext:value-type="string">
            <text:p>FERRAZ, Maria Cristina Comunian</text:p>
          </table:table-cell>
          <table:table-cell table:number-columns-repeated="11"/>
          <table:table-cell office:value-type="string" calcext:value-type="string">
            <text:p>Seminário Internacional Empírika: Comunicação, Divulgação e Percepção de Ciência e Tecn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MEIDA, Luís Fernando Magnanini de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CONFORTO, Edivandro Carlos</text:p>
          </table:table-cell>
          <table:table-cell table:number-columns-repeated="9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URENCO, Carolina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CHADO, Andréa Carla <text:s/>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ALMEIDA, Maria Amelia</text:p>
          </table:table-cell>
          <table:table-cell office:value-type="string" calcext:value-type="string">
            <text:p>HAYASHI, Maria Cristina Piumbato Innocentini </text:p>
          </table:table-cell>
          <table:table-cell table:number-columns-repeated="8"/>
          <table:table-cell office:value-type="string" calcext:value-type="string">
            <text:p>Congresso Brasileiro de Nutrição e Congresso Ibero-Americano de Nutri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ELLI, Marcos Albertolia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Congressos da Associação Brasileira das Instituições de Pesquisa Tecnológica e Inovação (ABIPTI)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MARTINS, Kelly Roberta Pacheco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OLIVEIRA, José Eduardo de</text:p>
          </table:table-cell>
          <table:table-cell table:number-columns-repeated="10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ELLO, Livia Coelho de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ELLO, Livia Coelho de 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eminário Brasileiro de Ciência,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ILANEZ, Douglas Henrique <text:s/>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International Society of Scientometrics and Informetrics Conference (IS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International Society of Scientometrics and Informetrics Conference (IS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CONSERVA JUNIOR, Antonio Carlos Alves</text:p>
          </table:table-cell>
          <table:table-cell table:number-columns-repeated="8"/>
          <table:table-cell office:value-type="string" calcext:value-type="string">
            <text:p>Encontro Brasileiro de Bibliometria e Cientometr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ILANEZ, Douglas Henrique 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International Society of Scientometrics and Informetrics Conference (ISS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CHANCHETTI, Lucas Faccioni</text:p>
          </table:table-cell>
          <table:table-cell table:number-columns-repeated="9"/>
          <table:table-cell office:value-type="string" calcext:value-type="string">
            <text:p>Congresso Anual da Associação Brasileira de Metalurgia, Materiais e Miner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CONSERVA JUNIOR, Antonio Carlos Alves</text:p>
          </table:table-cell>
          <table:table-cell table:number-columns-repeated="8"/>
          <table:table-cell office:value-type="string" calcext:value-type="string">
            <text:p>Encontro Brasileiro de Bibliometria e Cientometr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LEITE, André Luís Castelo Branco</text:p>
          </table:table-cell>
          <table:table-cell office:value-type="string" calcext:value-type="string">
            <text:p>SCOPEL, Felip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FARIA, Leandro Innocentini Lopes de</text:p>
          </table:table-cell>
          <table:table-cell table:number-columns-repeated="8"/>
          <table:table-cell office:value-type="string" calcext:value-type="string">
            <text:p>Congresso Anual da Associação Brasileira de Metalurgia, Materiais e Miner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PERES, Lucas Saloma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Congresso Anual da Associação Brasileira de Metalurgia, Materiais e Miner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VELLI, Valéria Aparecida Moreira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ACIOSO, Luciana de Souza 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OVELLI, Valéria Aparecida Moreira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ACIOSO, Luciana de Souza 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OLIVEIRA, Emerson Chaves de</text:p>
          </table:table-cell>
          <table:table-cell office:value-type="string" calcext:value-type="string">
            <text:p>PINI'AWE, Simeão Parine'edi </text:p>
          </table:table-cell>
          <table:table-cell office:value-type="string" calcext:value-type="string">
            <text:p>BRACCIALI, Marcia Regina Pires</text:p>
          </table:table-cell>
          <table:table-cell office:value-type="string" calcext:value-type="string">
            <text:p>FERRAZ, Maria Cristina Comunian</text:p>
          </table:table-cell>
          <table:table-cell table:number-columns-repeated="9"/>
          <table:table-cell office:value-type="string" calcext:value-type="string">
            <text:p>Seminário Povos Indígenas e Sustentabilidade: saberes tradicionais e formação acadêm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Greissi Gomes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Maria Fernanda de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Jornadas de Jóvenes Investigadores AUGM</text:p>
          </table:table-cell>
          <table:table-cell office:value-type="float" office:value="2011" calcext:value-type="float">
            <text:p>2011</text:p>
          </table:table-cell>
        </table:table-row>
        <table:table-row table:style-name="ro3">
          <table:table-cell office:value-type="string" calcext:value-type="string">
            <text:p>OLIVEIRA, Walison Aparecido de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GUIRRA, Daniel André Rigo</text:p>
          </table:table-cell>
          <table:table-cell table:number-columns-repeated="10"/>
          <table:table-cell table:style-name="ce15" office:value-type="string" calcext:value-type="string">
            <text:p>Encontro Nacional dos Estudantes de Biblioteconomia, Documentação, Ciência e Gestão da Informação (ENE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Walison Aparecido de</text:p>
          </table:table-cell>
          <table:table-cell office:value-type="string" calcext:value-type="string">
            <text:p>SILVA, Fernanda Ferreira da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ADO, Ronildo Santos</text:p>
          </table:table-cell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UERTA, Adriana Aparecida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PENTEADO FILHO, Roberto de Camargo</text:p>
          </table:table-cell>
          <table:table-cell table:number-columns-repeated="10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office:value-type="string" calcext:value-type="string">
            <text:p>ZAFALON, Zaira Regina</text:p>
          </table:table-cell>
          <table:table-cell office:value-type="string" calcext:value-type="string">
            <text:p>OUCHI, Marcos Teruo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BELATTO, Aron Nascimento</text:p>
          </table:table-cell>
          <table:table-cell office:value-type="string" calcext:value-type="string">
            <text:p>ZABOTTO, Cristina Nardin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table:number-columns-repeated="9"/>
          <table:table-cell office:value-type="string" calcext:value-type="string">
            <text:p>Encontro Nacional de Engenharia de Produção (ENEGEP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IGOLIN, Camila Carneiro Dias <text:s/>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KOBAYASHI, Elizabete Mayumy </text:p>
          </table:table-cell>
          <table:table-cell table:number-columns-repeated="10"/>
          <table:table-cell office:value-type="string" calcext:value-type="string">
            <text:p>Seminário Nacional de História da Ciência e da Tecnolog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gresso Brasileiro de Sociologia (SB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ferência do Desenvolvimento (COD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CCA, Ivan </text:p>
          </table:table-cell>
          <table:table-cell office:value-type="string" calcext:value-type="string">
            <text:p>KAWAKAMI, Cristian</text:p>
          </table:table-cell>
          <table:table-cell office:value-type="string" calcext:value-type="string">
            <text:p>ETTORE, Daniel</text:p>
          </table:table-cell>
          <table:table-cell office:value-type="string" calcext:value-type="string">
            <text:p>OTSUDA, Joice</text:p>
          </table:table-cell>
          <table:table-cell office:value-type="string" calcext:value-type="string">
            <text:p>KOCHANI, Ardala Ponce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ROSALES, Gislaine Cristina Micheloti</text:p>
          </table:table-cell>
          <table:table-cell table:number-columns-repeated="6"/>
          <table:table-cell office:value-type="string" calcext:value-type="string">
            <text:p>Congresso Brasileiro de Ensino Superior a distância 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CHA, Micherlângela Barroso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Congresso Brasileiro de Gestão do Conhecimen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MANETTO, Luiza Menezes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table:number-columns-repeated="10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COMANO NETO, Mario</text:p>
          </table:table-cell>
          <table:table-cell office:value-type="string" calcext:value-type="string">
            <text:p>MATUI, Paulo Cesar</text:p>
          </table:table-cell>
          <table:table-cell office:value-type="string" calcext:value-type="string">
            <text:p>CANDIDO, Silvio Eduardo Alvarez</text:p>
          </table:table-cell>
          <table:table-cell office:value-type="string" calcext:value-type="string">
            <text:p>AMARAL, Roniberto Morato do</text:p>
          </table:table-cell>
          <table:table-cell table:number-columns-repeated="9"/>
          <table:table-cell office:value-type="string" calcext:value-type="string">
            <text:p>Society for the Advancement of Socio-Economics (S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O, Vivian Gabriela Kaori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Cíntia Almeida da Silva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Cíntia Almeida da Silva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Cíntia Almeida da Silva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Congresso Brasileiro de Gestão do Conhecimen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SANTOS, Elis Regina Alves dos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SILVA, Meliza Cristina da</text:p>
          </table:table-cell>
          <table:table-cell office:value-type="string" calcext:value-type="string">
            <text:p>PERSEGUINO, Silvana Aparecida</text:p>
          </table:table-cell>
          <table:table-cell office:value-type="string" calcext:value-type="string">
            <text:p>OGATA, Márcia Niituma</text:p>
          </table:table-cell>
          <table:table-cell office:value-type="string" calcext:value-type="string">
            <text:p>PEDRO, Wilson José Alves</text:p>
          </table:table-cell>
          <table:table-cell office:value-type="string" calcext:value-type="string">
            <text:p>FERRAZ, Maria Cristina Comunian</text:p>
          </table:table-cell>
          <table:table-cell table:number-columns-repeated="6"/>
          <table:table-cell office:value-type="string" calcext:value-type="string">
            <text:p>Simpósio Nacional de Ciência, Tecnologia e Socieda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RODRIGUES, Fernando de Assis</text:p>
          </table:table-cell>
          <table:table-cell office:value-type="string" calcext:value-type="string">
            <text:p>SANTOS, Cely Martins</text:p>
          </table:table-cell>
          <table:table-cell office:value-type="string" calcext:value-type="string">
            <text:p>FERREIRA, Jaider Andrade</text:p>
          </table:table-cell>
          <table:table-cell office:value-type="string" calcext:value-type="string">
            <text:p>SILVA, Renata Eleutério da</text:p>
          </table:table-cell>
          <table:table-cell office:value-type="string" calcext:value-type="string">
            <text:p>SANT'ANA, Ricardo Cesar Gonçalves</text:p>
          </table:table-cell>
          <table:table-cell office:value-type="string" calcext:value-type="string">
            <text:p>ALVES, Rachel Cristina Vesu</text:p>
          </table:table-cell>
          <table:table-cell office:value-type="string" calcext:value-type="string">
            <text:p>RODAS, Cecílio Merlotti</text:p>
          </table:table-cell>
          <table:table-cell office:value-type="string" calcext:value-type="string">
            <text:p>PÖTTKER, Luciana Maria Vieira</text:p>
          </table:table-cell>
          <table:table-cell office:value-type="string" calcext:value-type="string">
            <text:p>LOPES, Rita de Cássia Cassiano</text:p>
          </table:table-cell>
          <table:table-cell table:number-columns-repeated="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Rojanira Roque dos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eminário Nacional de História da Ciência e da Tecn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Rojanira Roque dos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RVO, Denilson de Oliveira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CARPELINE, Rosaelena</text:p>
          </table:table-cell>
          <table:table-cell office:value-type="string" calcext:value-type="string">
            <text:p>COSTA, Luzia Sigoli Fernandes</text:p>
          </table:table-cell>
          <table:table-cell office:value-type="string" calcext:value-type="string">
            <text:p>NAKAGAWA, Elisa Yumi</text:p>
          </table:table-cell>
          <table:table-cell table:number-columns-repeated="10"/>
          <table:table-cell office:value-type="string" calcext:value-type="string">
            <text:p>Seminário Ibero-Americano de aquitetura e document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COPEL, Felipe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Congresso Anual da Associação Brasileira de Metalurgia, Materiais e Miner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CURACHIO, Edynea Spricigo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Antonio Carlos Santos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Daniela Salgado Gonçalves da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Simpósio Internacional de Educação a Distânc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Mila Gibran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LEONI, Juliene Navas</text:p>
          </table:table-cell>
          <table:table-cell table:number-columns-repeated="8"/>
          <table:table-cell office:value-type="string" calcext:value-type="string">
            <text:p>Encontro Nacional de Engenharia de Produção (ENEGEP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Sara de Jesus</text:p>
          </table:table-cell>
          <table:table-cell office:value-type="string" calcext:value-type="string">
            <text:p>COSTA, Luzia Sigoli Fernandes</text:p>
          </table:table-cell>
          <table:table-cell table:number-columns-repeated="11"/>
          <table:table-cell office:value-type="string" calcext:value-type="string">
            <text:p>Encontro Regional dos Estudantes de Biblioteconomia, Documentação, Ciência e Gestão da Informação (EREBD SUL SE C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EIRA, Letícia Reis da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EIRA, Letícia Reis da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MIONATO, Ana Carolina 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'ANA, Ricardo Cesar Gonçalves</text:p>
          </table:table-cell>
          <table:table-cell table:number-columns-repeated="10"/>
          <table:table-cell office:value-type="string" calcext:value-type="string">
            <text:p>Encontro Internacional Dados, Tecnologia e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table:number-columns-repeated="1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QUELLI, Sônia Aparecida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Seminário Internacional Contributos da Psicologia em Contextos Educativo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RIANO, Érico 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Disaster Management and Human Health Risk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UZA, Claudia Daniele de </text:p>
          </table:table-cell>
          <table:table-cell office:value-type="string" calcext:value-type="string">
            <text:p>FARIA, Leandro Innocentini Lopes de</text:p>
          </table:table-cell>
          <table:table-cell table:number-columns-repeated="11"/>
          <table:table-cell office:value-type="string" calcext:value-type="string">
            <text:p>Simpósio Nacional de Tecnologia e Sociedad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11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ZA, Cláudia Daniele de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YANAI, Angela Emi</text:p>
          </table:table-cell>
          <table:table-cell office:value-type="string" calcext:value-type="string">
            <text:p>OLIVEIRA, Maria Fernanda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9"/>
          <table:table-cell office:value-type="string" calcext:value-type="string">
            <text:p>Simpósio Nacional de Ciência, Tecnologia e Socieda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TORTI, Vivian Rosa</text:p>
          </table:table-cell>
          <table:table-cell office:value-type="string" calcext:value-type="string">
            <text:p>ZAFALON, Zaira Regina</text:p>
          </table:table-cell>
          <table:table-cell office:value-type="string" calcext:value-type="string">
            <text:p>LANDGRAF, Juliana Roberta Morcelli</text:p>
          </table:table-cell>
          <table:table-cell table:number-columns-repeated="10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ARTAROTTI, Roberta Cristina Dal' Evedove 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EDESCHI, Samara Pereira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Simpósio Nacional de Ciência, Tecnologia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INELLI, Marcele Aparecida</text:p>
          </table:table-cell>
          <table:table-cell office:value-type="string" calcext:value-type="string">
            <text:p>AMARAL, Roniberto Morato do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ERONEZE, Caroline Candido</text:p>
          </table:table-cell>
          <table:table-cell office:value-type="string" calcext:value-type="string">
            <text:p>AMARAL, Roniberto Morato do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ZZONI, Guilherme</text:p>
          </table:table-cell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BANZI JÚNIOR, Ailton Luiz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DUARTE, Alexandre de Castro Moura</text:p>
          </table:table-cell>
          <table:table-cell table:number-columns-repeated="8"/>
          <table:table-cell office:value-type="string" calcext:value-type="string">
            <text:p>Congresso Brasileiro de Gestão de Desenvolvimento de Prod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EZZONI, Guilherme</text:p>
          </table:table-cell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BANZI JÚNIOR, Ailton Luiz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DUARTE, Alexandre de Castro Moura</text:p>
          </table:table-cell>
          <table:table-cell table:number-columns-repeated="8"/>
          <table:table-cell office:value-type="string" calcext:value-type="string">
            <text:p>Encontro Nacional de Engenharia de Produção (ENEGEP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IEIRA, Damaris Cardoso de Oliveira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Seminário Científico de Arquivologia e Bibliotecono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BOTTO, Cristina Nardin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BENZE, Benedito Galvão</text:p>
          </table:table-cell>
          <table:table-cell table:number-columns-repeated="10"/>
          <table:table-cell office:value-type="string" calcext:value-type="string">
            <text:p>Simpósio de Administração da Produção, Logística e Operações Internacionai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ZAFALON, Zaira Regina </text:p>
          </table:table-cell>
          <table:table-cell office:value-type="string" calcext:value-type="string">
            <text:p>SOARES, José Elias</text:p>
          </table:table-cell>
          <table:table-cell office:value-type="string" calcext:value-type="string">
            <text:p>RAMALHO, Rogério Aparecido Sá </text:p>
          </table:table-cell>
          <table:table-cell table:number-columns-repeated="10"/>
          <table:table-cell office:value-type="string" calcext:value-type="string">
            <text:p>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RAMALHO, Rogério Aparecido Sá </text:p>
          </table:table-cell>
          <table:table-cell office:value-type="string" calcext:value-type="string">
            <text:p>CASTRO, Fabiano Ferreira de</text:p>
          </table:table-cell>
          <table:table-cell table:number-columns-repeated="9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ILVA, Jairo da</text:p>
          </table:table-cell>
          <table:table-cell table:number-columns-repeated="10"/>
          <table:table-cell office:value-type="string" calcext:value-type="string">
            <text:p>Encuentro de Catalogación y Metadato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FALON, Zaira Regina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uentro Internacional e <text:s/>Nacional de Catalogad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table:number-columns-repeated="12"/>
          <table:table-cell office:value-type="string" calcext:value-type="string">
            <text:p>Encontro Nacional de Catalogadores (ENACAT) e 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table:number-columns-repeated="1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CAMARGO, Juliana Ravaschio Franco de</text:p>
          </table:table-cell>
          <table:table-cell office:value-type="string" calcext:value-type="string">
            <text:p>FARIA, Leandro Innocentini Lopes de </text:p>
          </table:table-cell>
          <table:table-cell office:value-type="string" calcext:value-type="string">
            <text:p>QUONIAM, Luc 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PERES, Lucas Salomao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Congresso Brasileiro de Engenharia e Ciência dos Mate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PERES, Lucas Salomao</text:p>
          </table:table-cell>
          <table:table-cell office:value-type="string" calcext:value-type="string">
            <text:p>GREGOLIN, José Angelo Rodrigues</text:p>
          </table:table-cell>
          <table:table-cell table:number-columns-repeated="9"/>
          <table:table-cell office:value-type="string" calcext:value-type="string">
            <text:p>Congresso Brasileiro de Engenharia e Ciência dos Mate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FUJITA, Mariângela Spotti Lopes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REDÍGOLO, Franciele Marques</text:p>
          </table:table-cell>
          <table:table-cell office:value-type="string" calcext:value-type="string">
            <text:p>MARTINHO, Noemi Oliveira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ZAFALON, Zaira Regina </text:p>
          </table:table-cell>
          <table:table-cell office:value-type="string" calcext:value-type="string">
            <text:p>DAL' EVEDOVE, Paula Regin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TARTAROTTI, Roberta Cristina Dal' Evedove 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11"/>
          <table:table-cell office:value-type="string" calcext:value-type="string">
            <text:p>Informação, Conhecimento e Ét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7" office:value-type="string" calcext:value-type="string">
            <text:p>DAL' EVEDOVE, Paula Regina</text:p>
          </table:table-cell>
          <table:table-cell table:style-name="ce6" office:value-type="string" calcext:value-type="string">
            <text:p>TARTAROTTI, Roberta Cristina Dal' Evedove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FUJITA, Mariângela Spotti Lopes</text:p>
          </table:table-cell>
          <table:table-cell office:value-type="string" calcext:value-type="string">
            <text:p>DAL' EVEDOVE, Paula Regina</text:p>
          </table:table-cell>
          <table:table-cell table:number-columns-repeated="11"/>
          <table:table-cell office:value-type="string" calcext:value-type="string">
            <text:p>Seminário do Grupo de Pesquisa MHTX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FURNIVAL, Ariadne Chloë Mary</text:p>
          </table:table-cell>
          <table:table-cell table:number-columns-repeated="12"/>
          <table:table-cell office:value-type="string" calcext:value-type="string">
            <text:p>International Conference on Libraries, Information and Society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ZAFALON, Zaira Regina</text:p>
          </table:table-cell>
          <table:table-cell office:value-type="string" calcext:value-type="string">
            <text:p>MEY, Eliane Serrão Alves</text:p>
          </table:table-cell>
          <table:table-cell table:number-columns-repeated="11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ZAFALON, Zaira Regina </text:p>
          </table:table-cell>
          <table:table-cell office:value-type="string" calcext:value-type="string">
            <text:p>LOZANO, Marisa Cubas</text:p>
          </table:table-cell>
          <table:table-cell table:number-columns-repeated="11"/>
          <table:table-cell office:value-type="string" calcext:value-type="string">
            <text:p>Encuentro de Directores y Docentes de Escuelas de Bibliotecología y Ciencia de la Informacion del Mercosur (EBCI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ZAFALON, Zaira Regina</text:p>
          </table:table-cell>
          <table:table-cell office:value-type="string" calcext:value-type="string">
            <text:p>DAL' EVEDOVE, Paula Regin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CÉSAR JUNIOR, José Carlos de Oliveira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LANDGRAF, Juliana Roberta Morcelli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MALAMAN, Nathalia Thays Frasse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EGNINI, Rita de Cássia </text:p>
          </table:table-cell>
          <table:table-cell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GIGANTE, Luciara Cid 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10"/>
          <table:table-cell table:style-name="ce13" office:value-type="string" calcext:value-type="string">
            <text:p>Seminário Nacional de História da Ciência e da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table:style-name="ce13" office:value-type="string" calcext:value-type="string">
            <text:p>Seminário Nacional de História da Ciência e da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BERBEL, Danilo Brancalhão </text:p>
          </table:table-cell>
          <table:table-cell office:value-type="string" calcext:value-type="string">
            <text:p>RIGOLIN, Camila Carneiro Dias</text:p>
          </table:table-cell>
          <table:table-cell table:number-columns-repeated="11"/>
          <table:table-cell table:style-name="ce13" office:value-type="string" calcext:value-type="string">
            <text:p>Seminário Nacional de História da Ciência e da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RIGOLIN, Camila Carneiro Dias</text:p>
          </table:table-cell>
          <table:table-cell table:number-columns-repeated="12"/>
          <table:table-cell office:value-type="string" calcext:value-type="string">
            <text:p>International Congress of the Latin American Studies Association (LAS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MAZOCCO, Fabricio José</text:p>
          </table:table-cell>
          <table:table-cell office:value-type="string" calcext:value-type="string">
            <text:p>ANDRADE, Thalles Novaes de 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FERRAZ, Maria Cristina Comunian</text:p>
          </table:table-cell>
          <table:table-cell table:number-columns-repeated="9"/>
          <table:table-cell office:value-type="string" calcext:value-type="string">
            <text:p>Encontro da Associação Brasileira de Ciência Polít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JUGEND, Daniel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MIGUEL, Paulo Augusto Cauchick</text:p>
          </table:table-cell>
          <table:table-cell table:number-columns-repeated="9"/>
          <table:table-cell office:value-type="string" calcext:value-type="string">
            <text:p>Global Innovation and Knowledge Academy (GIKA)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BRAATZ, Daniel </text:p>
          </table:table-cell>
          <table:table-cell office:value-type="string" calcext:value-type="string">
            <text:p>PARAVIZO, Esdras</text:p>
          </table:table-cell>
          <table:table-cell office:value-type="string" calcext:value-type="string">
            <text:p>TONIN, Luiz</text:p>
          </table:table-cell>
          <table:table-cell office:value-type="string" calcext:value-type="string">
            <text:p>SILVA, Sergio Luis da</text:p>
          </table:table-cell>
          <table:table-cell table:number-columns-repeated="9"/>
          <table:table-cell office:value-type="string" calcext:value-type="string">
            <text:p>Congresso Brasileiro de Ergono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8" office:value-type="string" calcext:value-type="string">
            <text:p>LUIZ, Joao Victor Rojas <text:s/>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table:style-name="ce13" office:value-type="string" calcext:value-type="string">
            <text:p>LUIZ, Octaviano Rojas</text:p>
          </table:table-cell>
          <table:table-cell office:value-type="string" calcext:value-type="string">
            <text:p>SOUZA, Fernando Bernardi de </text:p>
          </table:table-cell>
          <table:table-cell table:number-columns-repeated="8"/>
          <table:table-cell office:value-type="string" calcext:value-type="string">
            <text:p>Encontro Nacional de Engenharia de Produção (ENEGEP)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6" office:value-type="string" calcext:value-type="string">
            <text:p>ALMEIDA, Luís Fernando Magnanini d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ICCIRILLO, Isabela Neto</text:p>
          </table:table-cell>
          <table:table-cell table:number-columns-repeated="10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6" office:value-type="string" calcext:value-type="string">
            <text:p>PICCIRILLO, Isabela Net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TOLEDO, José Carlos de</text:p>
          </table:table-cell>
          <table:table-cell table:number-columns-repeated="10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6" office:value-type="string" calcext:value-type="string">
            <text:p>MAGANHA, Murilo Roberto Jesus <text:s/>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6" office:value-type="string" calcext:value-type="string">
            <text:p>ALMEIDA, Luís Fernando Magnanini de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ICCIRILLO, Isabela Neto</text:p>
          </table:table-cell>
          <table:table-cell table:number-columns-repeated="10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CONCEIÇÃO JUNIOR, Joel d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Congresso SAE Brasi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CONCEIÇÃO JUNIOR, Joel d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Encontro Nacional de Engenharia de Produção (ENEGEP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JUGEND, Daniel </text:p>
          </table:table-cell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OPRIME, Pedro Carlos </text:p>
          </table:table-cell>
          <table:table-cell office:value-type="string" calcext:value-type="string">
            <text:p>SILVA, Sergio Luis da</text:p>
          </table:table-cell>
          <table:table-cell table:number-columns-repeated="9"/>
          <table:table-cell office:value-type="string" calcext:value-type="string">
            <text:p>Encontro Nacional de Engenharia de Produção (ENEGEP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GRACIOSO, Luciana de Souza</text:p>
          </table:table-cell>
          <table:table-cell table:number-columns-repeated="1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CONCEIÇÃO JUNIOR, Joel d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Simpósio de Administração da Produção, Logística e Operações Internacionais (SIMPOI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CONCEIÇÃO JUNIOR, Joel da </text:p>
          </table:table-cell>
          <table:table-cell office:value-type="string" calcext:value-type="string">
            <text:p>SILVA, Sergio Luis da</text:p>
          </table:table-cell>
          <table:table-cell table:number-columns-repeated="11"/>
          <table:table-cell office:value-type="string" calcext:value-type="string">
            <text:p>Simpósio de Administração da Produção, Logística e Operações Internacionais (SIMPOI)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6" office:value-type="string" calcext:value-type="string">
            <text:p>AMARAL, Daniel Capaldo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EDER, Samuel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OLIVEIRA, Maicon Gouvea de </text:p>
          </table:table-cell>
          <table:table-cell table:number-columns-repeated="8"/>
          <table:table-cell table:style-name="ce15" office:value-type="string" calcext:value-type="string">
            <text:p>Simpósio de Engenharia de Produção (SIMPEP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GRACIOSO, Luciana de Souza </text:p>
          </table:table-cell>
          <table:table-cell office:value-type="string" calcext:value-type="string">
            <text:p>PERES, Jaqueline Birulio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FERRAZ, Angelo</text:p>
          </table:table-cell>
          <table:table-cell office:value-type="string" calcext:value-type="string">
            <text:p>GRACIOSO, Luciana de Souza</text:p>
          </table:table-cell>
          <table:table-cell table:number-columns-repeated="11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UERTA, Adriana Aparecida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AMARAL, Roniberto Morato do</text:p>
          </table:table-cell>
          <table:table-cell table:number-columns-repeated="10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OUSA, Victória Elisa Barbara </text:p>
          </table:table-cell>
          <table:table-cell office:value-type="string" calcext:value-type="string">
            <text:p>DIONELLO, Vanessa</text:p>
          </table:table-cell>
          <table:table-cell office:value-type="string" calcext:value-type="string">
            <text:p>JUSTINO, Thais da Silva</text:p>
          </table:table-cell>
          <table:table-cell office:value-type="string" calcext:value-type="string">
            <text:p>FELIPIN, Andre Luis</text:p>
          </table:table-cell>
          <table:table-cell office:value-type="string" calcext:value-type="string">
            <text:p>VELTRONE, Luiza</text:p>
          </table:table-cell>
          <table:table-cell office:value-type="string" calcext:value-type="string">
            <text:p>GRANDI, Talilane de</text:p>
          </table:table-cell>
          <table:table-cell office:value-type="string" calcext:value-type="string">
            <text:p>MATSUURA JUNIOR, Jackson Paul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SUDESTE PET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RAMALHO, Rogério Aparecido Sá</text:p>
          </table:table-cell>
          <table:table-cell table:number-columns-repeated="1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RAMALHO, Rogério Aparecido Sá</text:p>
          </table:table-cell>
          <table:table-cell table:number-columns-repeated="12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MARTINS, Paulo George Miranda </text:p>
          </table:table-cell>
          <table:table-cell table:style-name="ce6" office:value-type="string" calcext:value-type="string">
            <text:p>RAMALHO, Rogério Aparecido Sá</text:p>
          </table:table-cell>
          <table:table-cell table:number-columns-repeated="11"/>
          <table:table-cell office:value-type="string" calcext:value-type="string">
            <text:p>Encontro Internacional de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REIS, José Eduardo Dos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SPINOLA, Adriana Tahereh Pereira</text:p>
          </table:table-cell>
          <table:table-cell table:number-columns-repeated="10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BET, Ana Carolina Gonçalves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COITO, Maria Irani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BRITO, Aline Grasiele Cardoso de 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QUONIAM, Luc</text:p>
          </table:table-cell>
          <table:table-cell office:value-type="string" calcext:value-type="string">
            <text:p>VIEIRA, Jader Carlos</text:p>
          </table:table-cell>
          <table:table-cell table:number-columns-repeated="8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KARIYADO, Monica Yukie</text:p>
          </table:table-cell>
          <table:table-cell office:value-type="string" calcext:value-type="string">
            <text:p>AMARAL, Roniberto Morato do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AMARAL, Roniberto Morato do</text:p>
          </table:table-cell>
          <table:table-cell table:number-columns-repeated="12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AMARAL, Roniberto Morato do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ANDRETTA, Pedro Ivo Silveira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LANÇA, Tamie Aline <text:s/>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REITAS, Marina Penteado</text:p>
          </table:table-cell>
          <table:table-cell table:number-columns-repeated="10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ANDRADE, Tiago Fernandes </text:p>
          </table:table-cell>
          <table:table-cell office:value-type="string" calcext:value-type="string">
            <text:p>AMARAL, Roniberto Morato do 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RITO, Aline Grasiele Cardoso de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QUONIAM, Luc </text:p>
          </table:table-cell>
          <table:table-cell table:number-columns-repeated="10"/>
          <table:table-cell office:value-type="string" calcext:value-type="string">
            <text:p>Encontro Internacional de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AMARAL, Roniberto Morato do </text:p>
          </table:table-cell>
          <table:table-cell office:value-type="string" calcext:value-type="string">
            <text:p>QUONIAM, Luc</text:p>
          </table:table-cell>
          <table:table-cell office:value-type="string" calcext:value-type="string">
            <text:p>LEIVA, Daniel Rodrigo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IORONI, Joyce</text:p>
          </table:table-cell>
          <table:table-cell office:value-type="string" calcext:value-type="string">
            <text:p>FARIA, Leandro Innocentini Lopes de</text:p>
          </table:table-cell>
          <table:table-cell table:number-columns-repeated="7"/>
          <table:table-cell office:value-type="string" calcext:value-type="string">
            <text:p>Congresso Brasileiro de Engenharia e Ciência dos Materiai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CASTRO, Fabiano Ferreira de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FORMENTON, Danilo</text:p>
          </table:table-cell>
          <table:table-cell office:value-type="string" calcext:value-type="string">
            <text:p>CASTRO, Fabiano Ferreira de</text:p>
          </table:table-cell>
          <table:table-cell office:value-type="string" calcext:value-type="string">
            <text:p>GRACIOSO, Luciana de Souza </text:p>
          </table:table-cell>
          <table:table-cell office:value-type="string" calcext:value-type="string">
            <text:p>FURNIVAL, Ariadne Chloë Mary</text:p>
          </table:table-cell>
          <table:table-cell office:value-type="string" calcext:value-type="string">
            <text:p>SIMOES, Maria da Graça de Melo</text:p>
          </table:table-cell>
          <table:table-cell table:number-columns-repeated="8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CASTRO, Fabiano Ferreira de de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ZAFALON, Zaira Regina</text:p>
          </table:table-cell>
          <table:table-cell table:number-columns-repeated="10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RAMOS, Denise Marin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gresso Brasileiro de Educação Especia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HAYASHI, Maria Cristina Piumbato Innocentini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ZAUITH, Gabriela</text:p>
          </table:table-cell>
          <table:table-cell office:value-type="string" calcext:value-type="string">
            <text:p>GOMES, Cintia</text:p>
          </table:table-cell>
          <table:table-cell office:value-type="string" calcext:value-type="string">
            <text:p>GUTIERREZ, Rafaela Francisconi</text:p>
          </table:table-cell>
          <table:table-cell office:value-type="string" calcext:value-type="string">
            <text:p>MARCELO, Júlia Fernandes</text:p>
          </table:table-cell>
          <table:table-cell office:value-type="string" calcext:value-type="string">
            <text:p>GUIMARÃES, Vera Aparecida Lui</text:p>
          </table:table-cell>
          <table:table-cell table:number-columns-repeated="6"/>
          <table:table-cell office:value-type="string" calcext:value-type="string">
            <text:p>Encontro Brasileiro de Bibliometria e Cientometr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PEREIRA, Maria Aparecida</text:p>
          </table:table-cell>
          <table:table-cell office:value-type="string" calcext:value-type="string">
            <text:p>FERREIRA JR, Amaríli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0"/>
          <table:table-cell office:value-type="string" calcext:value-type="string">
            <text:p>Encontro Brasileiro de Bibliometria e Cientometr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Seminário Nacional de História da Ciência e da Tecnologia e Congresso Latino-Americano de História da Ciência e da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ngresso Brasileiro de Educação Especi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RAVO, Aline Droppé </text:p>
          </table:table-cell>
          <table:table-cell table:style-name="ce9"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0"/>
          <table:table-cell office:value-type="string" calcext:value-type="string">
            <text:p>Congresso Brasileiro de Educação Especi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PIZZANI, Luciana </text:p>
          </table:table-cell>
          <table:table-cell table:style-name="ce9"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CHADO, Andréa Carla </text:p>
          </table:table-cell>
          <table:table-cell table:number-columns-repeated="9"/>
          <table:table-cell office:value-type="string" calcext:value-type="string">
            <text:p>Congresso Brasileiro de Educação Especi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LIMA, Maycke Young de </text:p>
          </table:table-cell>
          <table:table-cell office:value-type="string" calcext:value-type="string">
            <text:p>JESUS, Tatiane Soares</text:p>
          </table:table-cell>
          <table:table-cell office:value-type="string" calcext:value-type="string">
            <text:p>SCAGLIONI, Leonardo Ferreir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table:number-columns-repeated="8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ELLO, Suzelei Faria </text:p>
          </table:table-cell>
          <table:table-cell office:value-type="string" calcext:value-type="string">
            <text:p>LIMA, Cândice da Silva</text:p>
          </table:table-cell>
          <table:table-cell office:value-type="string" calcext:value-type="string">
            <text:p>ALMEIDA, Maria Amélia de </text:p>
          </table:table-cell>
          <table:table-cell office:value-type="string" calcext:value-type="string">
            <text:p>PIZZANI, Lucian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8"/>
          <table:table-cell office:value-type="string" calcext:value-type="string">
            <text:p>Jornada de Fonoaudiologia de Bauru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ELLO, Suzelei Faria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ANPED-Su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BELLO, Suzelei Fari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Jornada de Fonoaudiologia de Bauru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SACARDO, Michele Silv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11"/>
          <table:table-cell office:value-type="string" calcext:value-type="string">
            <text:p>Colóquio de Epistemologia da Educação Fís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SORIANO, Érico 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LONDE, Luciana de Resende</text:p>
          </table:table-cell>
          <table:table-cell office:value-type="string" calcext:value-type="string">
            <text:p>SANTOS, Leonardo Bacelar Lima</text:p>
          </table:table-cell>
          <table:table-cell office:value-type="string" calcext:value-type="string">
            <text:p>SOMOZA, Regla de La Caridad Duthit</text:p>
          </table:table-cell>
          <table:table-cell table:number-columns-repeated="8"/>
          <table:table-cell office:value-type="string" calcext:value-type="string">
            <text:p>Congresso da Sociedade de Análise de Risco Latino American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TEDESCHI, Samara Pereira <text:s/></text:p>
          </table:table-cell>
          <table:table-cell office:value-type="string" calcext:value-type="string">
            <text:p>HOFFMANN, Wanda Aparecida Machado</text:p>
          </table:table-cell>
          <table:table-cell table:number-columns-repeated="11"/>
          <table:table-cell office:value-type="string" calcext:value-type="string">
            <text:p>Simposio de Bambú y madera laminad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MOURA, Milene Rosa de Almeida </text:p>
          </table:table-cell>
          <table:table-cell office:value-type="string" calcext:value-type="string">
            <text:p>COSTA, Luzia Sigoli Fernandes</text:p>
          </table:table-cell>
          <table:table-cell table:number-columns-repeated="11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MANCUSO, Maria Inês Rauter </text:p>
          </table:table-cell>
          <table:table-cell table:style-name="ce9" office:value-type="string" calcext:value-type="string">
            <text:p>COSTA, Luzia Sigoli Fernandes </text:p>
          </table:table-cell>
          <table:table-cell table:number-columns-repeated="11"/>
          <table:table-cell office:value-type="string" calcext:value-type="string">
            <text:p>Congresso Brasileiro de Turismo Rur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COSTA, Luzia Sigoli Fernandes </text:p>
          </table:table-cell>
          <table:table-cell office:value-type="string" calcext:value-type="string">
            <text:p>SCARPELINE, Rosaelena</text:p>
          </table:table-cell>
          <table:table-cell office:value-type="string" calcext:value-type="string">
            <text:p>NAKAGAWA, Elisa Yumi</text:p>
          </table:table-cell>
          <table:table-cell table:number-columns-repeated="10"/>
          <table:table-cell office:value-type="string" calcext:value-type="string">
            <text:p>CONGRESO INTERNACIONAL DE REHABILITACIÓN DEL PATRIMONIO ARQUITECTÓNIO Y EDIFICACIÓN</text:p>
          </table:table-cell>
          <table:table-cell/>
        </table:table-row>
        <table:table-row table:style-name="ro1">
          <table:table-cell table:style-name="ce9" office:value-type="string" calcext:value-type="string">
            <text:p>COSTA, Luzia Sigoli Fernandes</text:p>
          </table:table-cell>
          <table:table-cell office:value-type="string" calcext:value-type="string">
            <text:p>SCARPELINE, Rosaelena</text:p>
          </table:table-cell>
          <table:table-cell office:value-type="string" calcext:value-type="string">
            <text:p>NAKAGAWA, Elisa Yumi</text:p>
          </table:table-cell>
          <table:table-cell table:number-columns-repeated="10"/>
          <table:table-cell office:value-type="string" calcext:value-type="string">
            <text:p>SEMINÁRIO DE PATRIMÔNIO AGROINDUSTRIAL: Lugares de memór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OLIVEIRA, Walison Aparecido de</text:p>
          </table:table-cell>
          <table:table-cell office:value-type="string" calcext:value-type="string">
            <text:p>SOUSA, Raquel Juliana Prado Leite de</text:p>
          </table:table-cell>
          <table:table-cell office:value-type="string" calcext:value-type="string">
            <text:p>HAYASHI, Carlos Roberto Massao</text:p>
          </table:table-cell>
          <table:table-cell table:number-columns-repeated="10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LIMA, Luís Fernando Maia </text:p>
          </table:table-cell>
          <table:table-cell office:value-type="string" calcext:value-type="string">
            <text:p>MAROLDI, Alexandre Masson</text:p>
          </table:table-cell>
          <table:table-cell office:value-type="string" calcext:value-type="string">
            <text:p>SILVA, Dávilla Vieira Odízio 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8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FURLANETTO, Dirceu Marcos Dolce </text:p>
          </table:table-cell>
          <table:table-cell office:value-type="string" calcext:value-type="string">
            <text:p>HAYASHI, Carlos Roberto Massao</text:p>
          </table:table-cell>
          <table:table-cell table:number-columns-repeated="11"/>
          <table:table-cell office:value-type="string" calcext:value-type="string">
            <text:p>Simpósio Internacional de Tecnologias Soc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9" office:value-type="string" calcext:value-type="string">
            <text:p>SANTAREM SEGUNDO, José Eduardo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SOUSA, Victória Elisa Barbara de 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Seminário de Pesquisa em Ciencias Human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TAUIL, Júlio César Silveira 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Seminário de Pesquisa em Ciencias Human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SANTOS, Plácida Leopoldina Ventura Amorim da Cost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GONÇALEZ, Paula Regina Ventura Amorim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ROMANETTO, Luiza Menezes</text:p>
          </table:table-cell>
          <table:table-cell office:value-type="string" calcext:value-type="string">
            <text:p>LIMA, <text:s/>Fabio Rogério Batista</text:p>
          </table:table-cell>
          <table:table-cell office:value-type="string" calcext:value-type="string">
            <text:p>RODRIGUES, Fernando de Assis</text:p>
          </table:table-cell>
          <table:table-cell table:number-columns-repeated="5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BENDER, Layra Andressa Paulino 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Seminário de Pesquisa em Ciencias Human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9" office:value-type="string" calcext:value-type="string">
            <text:p>SIMIONATO, Ana Carolina </text:p>
          </table:table-cell>
          <table:table-cell table:number-columns-repeated="12"/>
          <table:table-cell office:value-type="string" calcext:value-type="string">
            <text:p>Encontro Regional de Estudantes de Biblioteconomia e Document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table:number-columns-repeated="12"/>
          <table:table-cell office:value-type="string" calcext:value-type="string">
            <text:p>ISKO - Information Society for Knowledge Organiz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10" office:value-type="string" calcext:value-type="string">
            <text:p>ASSUMPCAO, Helena Campos </text:p>
          </table:table-cell>
          <table:table-cell table:style-name="Default"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ASSUMPCAO, Helena Campos <text:s/></text:p>
          </table:table-cell>
          <table:table-cell table:style-name="Default"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CASTRO, Fabiano Ferreira de </text:p>
          </table:table-cell>
          <table:table-cell table:style-name="ce12"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Encontro Nacional de Pesquisa em Ciência da Informação (Enancib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10" office:value-type="string" calcext:value-type="string">
            <text:p>CASTRO, Fabiano Ferreira de</text:p>
          </table:table-cell>
          <table:table-cell table:style-name="ce12"/>
          <table:table-cell table:number-columns-repeated="11"/>
          <table:table-cell office:value-type="string" calcext:value-type="string">
            <text:p>Encuentro Ibérico EDICIC 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0" office:value-type="string" calcext:value-type="string">
            <text:p>DAL' EVEDOVE, Paula Regina</text:p>
          </table:table-cell>
          <table:table-cell table:style-name="ce12" office:value-type="string" calcext:value-type="string">
            <text:p>ALMEIDA, Carlos Cândido de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/>
          <table:table-cell table:style-name="ce14" table:number-columns-repeated="9"/>
          <table:table-cell office:value-type="string" calcext:value-type="string">
            <text:p>Encuentro Ibérico EDICIC 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0" office:value-type="string" calcext:value-type="string">
            <text:p>DAL' EVEDOVE, Paula Regina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 table:number-columns-repeated="2"/>
          <table:table-cell table:style-name="ce14" table:number-columns-repeated="9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DAL' EVEDOVE, Paula Regina 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 table:number-columns-repeated="2"/>
          <table:table-cell table:style-name="ce14" table:number-columns-repeated="9"/>
          <table:table-cell office:value-type="string" calcext:value-type="string">
            <text:p>Congreso ISKO España y Portugal</text:p>
          </table:table-cell>
          <table:table-cell table:style-name="ce14"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DAL' EVEDOVE, Paula Regina </text:p>
          </table:table-cell>
          <table:table-cell table:style-name="ce12" office:value-type="string" calcext:value-type="string">
            <text:p>TARTAROTTI, Roberta Cristina Dal' Evedove 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 office:value-type="string" calcext:value-type="string">
            <text:p>BOCCATO, Vera Regina Casari</text:p>
          </table:table-cell>
          <table:table-cell table:style-name="ce14" table:number-columns-repeated="9"/>
          <table:table-cell table:style-name="ce14" office:value-type="string" calcext:value-type="string">
            <text:p>ISKO - Information Society for Knowledge Organization</text:p>
          </table:table-cell>
          <table:table-cell table:style-name="ce14" office:value-type="float" office:value="2013" calcext:value-type="float">
            <text:p>2013</text:p>
          </table:table-cell>
        </table:table-row>
        <table:table-row table:style-name="ro1">
          <table:table-cell table:style-name="ce10" office:value-type="string" calcext:value-type="string">
            <text:p>DAL' EVEDOVE, Paula Regina</text:p>
          </table:table-cell>
          <table:table-cell table:style-name="ce12" office:value-type="string" calcext:value-type="string">
            <text:p>TARTAROTTI, Roberta Cristina Dal' Evedove 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/>
          <table:table-cell table:style-name="ce14" table:number-columns-repeated="9"/>
          <table:table-cell office:value-type="string" calcext:value-type="string">
            <text:p>Encuentro Ibérico EDICIC </text:p>
          </table:table-cell>
          <table:table-cell table:style-name="ce14"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DAL' EVEDOVE, Paula Regina</text:p>
          </table:table-cell>
          <table:table-cell table:style-name="ce12" office:value-type="string" calcext:value-type="string">
            <text:p>TARTAROTTI, Roberta Cristina Dal' Evedove 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2"/>
          <table:table-cell table:style-name="ce14" table:number-columns-repeated="9"/>
          <table:table-cell table:style-name="ce14" office:value-type="string" calcext:value-type="string">
            <text:p>ISKO - Information Society for Knowledge Organization</text:p>
          </table:table-cell>
          <table:table-cell table:style-name="ce14"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GRACIOSO, Luciana de Souza</text:p>
          </table:table-cell>
          <table:table-cell table:style-name="Default" office:value-type="string" calcext:value-type="string">
            <text:p>BERNARDINO, Mayara Cristina</text:p>
          </table:table-cell>
          <table:table-cell table:style-name="Default" office:value-type="string" calcext:value-type="string">
            <text:p>SIMOES, Maria da Graça Melo</text:p>
          </table:table-cell>
          <table:table-cell table:style-name="Default" office:value-type="string" calcext:value-type="string">
            <text:p>COSTA, Luzia Sigoli Fernand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GRACIOSO, Luciana de Souza</text:p>
          </table:table-cell>
          <table:table-cell table:style-name="ce12" office:value-type="string" calcext:value-type="string">
            <text:p>SILVA, Marco Donizete Paulino da</text:p>
          </table:table-cell>
          <table:table-cell table:style-name="ce12" table:number-columns-repeated="2"/>
          <table:table-cell table:style-name="ce14" table:number-columns-repeated="9"/>
          <table:table-cell table:style-name="ce14" office:value-type="string" calcext:value-type="string">
            <text:p>ISKO - Information Society for Knowledge Organization</text:p>
          </table:table-cell>
          <table:table-cell table:style-name="ce14" office:value-type="float" office:value="2012" calcext:value-type="float">
            <text:p>2012</text:p>
          </table:table-cell>
        </table:table-row>
        <table:table-row table:style-name="ro1">
          <table:table-cell table:style-name="ce10" office:value-type="string" calcext:value-type="string">
            <text:p>GRACIOSO, Luciana de Souza</text:p>
          </table:table-cell>
          <table:table-cell table:style-name="ce12" office:value-type="string" calcext:value-type="string">
            <text:p>BERNARDINO, Mayara Cristina</text:p>
          </table:table-cell>
          <table:table-cell table:style-name="ce12" office:value-type="string" calcext:value-type="string">
            <text:p>SIMOES, Maria da Graça Melo</text:p>
          </table:table-cell>
          <table:table-cell table:style-name="ce12" office:value-type="string" calcext:value-type="string">
            <text:p>COSTA, Luzia Sigoli Fernandes</text:p>
          </table:table-cell>
          <table:table-cell table:style-name="ce14" table:number-columns-repeated="9"/>
          <table:table-cell office:value-type="string" calcext:value-type="string">
            <text:p>Congreso ISKO España y Portugal</text:p>
          </table:table-cell>
          <table:table-cell table:style-name="ce14"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GRACIOSO, Luciana de Souza</text:p>
          </table:table-cell>
          <table:table-cell table:number-columns-repeated="12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RAMALHO, Rogério Aparecido Sá</text:p>
          </table:table-cell>
          <table:table-cell table:number-columns-repeated="12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SANTOS, Rodrigo Eduardo</text:p>
          </table:table-cell>
          <table:table-cell table:style-name="ce12"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SANTOS, Rodrigo Eduardo</text:p>
          </table:table-cell>
          <table:table-cell table:style-name="ce12" office:value-type="string" calcext:value-type="string">
            <text:p>ZAFALON, Zaira Regina</text:p>
          </table:table-cell>
          <table:table-cell table:number-columns-repeated="11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SIMIONATO, Ana Carolina</text:p>
          </table:table-cell>
          <table:table-cell table:style-name="ce12" office:value-type="string" calcext:value-type="string">
            <text:p>SANTOS, Plácida Leopoldina Ventura Amorim da Costa</text:p>
          </table:table-cell>
          <table:table-cell table:number-columns-repeated="11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0" office:value-type="string" calcext:value-type="string">
            <text:p>SIMIONATO, Ana Carolina</text:p>
          </table:table-cell>
          <table:table-cell table:style-name="ce12"/>
          <table:table-cell table:number-columns-repeated="11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TARTAROTTI, Roberta Cristina Dal' Evedove</text:p>
          </table:table-cell>
          <table:table-cell table:style-name="ce12" office:value-type="string" calcext:value-type="string">
            <text:p>DAL' EVEDOVE, Paula Regina </text:p>
          </table:table-cell>
          <table:table-cell table:style-name="ce12" office:value-type="string" calcext:value-type="string">
            <text:p>FUJITA, Mariângela Spotti Lopes</text:p>
          </table:table-cell>
          <table:table-cell table:style-name="ce14"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ZAFALON, Zaira Regina </text:p>
          </table:table-cell>
          <table:table-cell table:style-name="ce12" office:value-type="string" calcext:value-type="string">
            <text:p>SOARES, José Elias</text:p>
          </table:table-cell>
          <table:table-cell table:style-name="ce12" office:value-type="string" calcext:value-type="string">
            <text:p>RAMALHO, Rogério Aparecido Sá</text:p>
          </table:table-cell>
          <table:table-cell table:style-name="ce14" table:number-columns-repeated="10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ZAFALON, Zaira Regina</text:p>
          </table:table-cell>
          <table:table-cell table:style-name="ce12" office:value-type="string" calcext:value-type="string">
            <text:p>NESPOLI, Marcela Cristina</text:p>
          </table:table-cell>
          <table:table-cell table:style-name="ce12"/>
          <table:table-cell table:style-name="ce14"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0" office:value-type="string" calcext:value-type="string">
            <text:p>ZAFALON, Zaira Regina</text:p>
          </table:table-cell>
          <table:table-cell table:style-name="ce12" office:value-type="string" calcext:value-type="string">
            <text:p>SANTOS, Plácida Leopoldina Ventura Amorim da Costa</text:p>
          </table:table-cell>
          <table:table-cell table:style-name="ce12" office:value-type="string" calcext:value-type="string">
            <text:p>SILVA, Jairo da</text:p>
          </table:table-cell>
          <table:table-cell table:style-name="ce14" table:number-columns-repeated="10"/>
          <table:table-cell office:value-type="string" calcext:value-type="string">
            <text:p>Encuentro Ibérico EDICIC 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52:53.052652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0:40.216943616</meta:creation-date>
    <dc:date>2018-01-04T12:53:14.671159728</dc:date>
    <meta:editing-duration>PT43S</meta:editing-duration>
    <meta:editing-cycles>2</meta:editing-cycles>
    <meta:generator>LibreOffice/5.3.7.2.0$Linux_X86_64 LibreOffice_project/30$Build-2</meta:generator>
    <meta:document-statistic meta:table-count="1" meta:cell-count="1441" meta:object-count="0"/>
  </office:meta>
</office:document-meta>
</file>